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785cm" svg:height="0.662cm" svg:x="5.152cm" svg:y="1.91cm">
          <draw:text-box>
            <text:p text:style-name="P1"><text:span text:style-name="T1">Módulo</text:span></text:p>
          </draw:text-box>
        </draw:frame>
        <draw:custom-shape draw:style-name="gr2" draw:text-style-name="P3" draw:layer="layout" svg:width="2.911cm" svg:height="2.8cm" svg:x="4.589cm" svg:y="2.9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19cm" svg:height="0.7cm" svg:x="4.985cm" svg:y="3cm">
          <draw:text-box>
            <text:p text:style-name="P1"><text:span text:style-name="T1">Módulo 1</text:span></text:p>
          </draw:text-box>
        </draw:frame>
        <draw:frame draw:style-name="gr3" draw:text-style-name="P2" draw:layer="layout" svg:width="2.119cm" svg:height="0.7cm" svg:x="4.985cm" svg:y="3.4cm">
          <draw:text-box>
            <text:p text:style-name="P1"><text:span text:style-name="T1">Módulo 2</text:span></text:p>
          </draw:text-box>
        </draw:frame>
        <draw:frame draw:style-name="gr3" draw:text-style-name="P2" draw:layer="layout" svg:width="2.119cm" svg:height="0.7cm" svg:x="4.985cm" svg:y="3.8cm">
          <draw:text-box>
            <text:p text:style-name="P1"><text:span text:style-name="T1">Módulo 3</text:span></text:p>
          </draw:text-box>
        </draw:frame>
        <draw:frame draw:style-name="gr3" draw:text-style-name="P2" draw:layer="layout" svg:width="2.119cm" svg:height="0.7cm" svg:x="4.985cm" svg:y="4.2cm">
          <draw:text-box>
            <text:p text:style-name="P1"><text:span text:style-name="T1">Módulo 4</text:span></text:p>
          </draw:text-box>
        </draw:frame>
        <draw:line draw:style-name="gr4" draw:text-style-name="P3" draw:layer="layout" svg:x1="6.044cm" svg:y1="4.9cm" svg:x2="6.044cm" svg:y2="5.4cm">
          <text:p text:style-name="P1"/>
        </draw:line>
        <draw:frame draw:style-name="gr1" draw:text-style-name="P2" draw:layer="layout" svg:width="3.034cm" svg:height="0.662cm" svg:x="8.053cm" svg:y="1.91cm">
          <draw:text-box>
            <text:p text:style-name="P2">Módulo Lógico</text:p>
          </draw:text-box>
        </draw:frame>
        <draw:frame draw:style-name="gr1" draw:text-style-name="P2" draw:layer="layout" svg:width="5.455cm" svg:height="0.662cm" svg:x="8.053cm" svg:y="3.81cm">
          <draw:text-box>
            <text:p text:style-name="P2">Conjunto de módulos físicos</text:p>
          </draw:text-box>
        </draw:frame>
        <draw:frame draw:style-name="gr1" draw:text-style-name="P2" draw:layer="layout" svg:width="4.088cm" svg:height="0.662cm" svg:x="8.054cm" svg:y="6.31cm">
          <draw:text-box>
            <text:p text:style-name="P1"><text:span text:style-name="T1">Son sub-módulos de</text:span></text:p>
          </draw:text-box>
        </draw:frame>
        <draw:frame draw:style-name="gr1" draw:text-style-name="P2" draw:layer="layout" svg:width="4.088cm" svg:height="0.662cm" svg:x="8.054cm" svg:y="6.31cm">
          <draw:text-box>
            <text:p text:style-name="P2">Son sub-módulos de</text:p>
          </draw:text-box>
        </draw:frame>
        <draw:line draw:style-name="gr5" draw:text-style-name="P3" draw:layer="layout" svg:x1="5.5cm" svg:y1="6.7cm" svg:x2="6.7cm" svg:y2="6.7cm">
          <text:p text:style-name="P1"/>
        </draw:line>
        <draw:line draw:style-name="gr5" draw:text-style-name="P3" draw:layer="layout" svg:x1="6.1cm" svg:y1="6.7cm" svg:x2="6.5cm" svg:y2="6.7cm">
          <text:p text:style-name="P1"/>
        </draw:line>
        <draw:frame draw:style-name="gr1" draw:text-style-name="P2" draw:layer="layout" svg:width="9.646cm" svg:height="0.662cm" svg:x="8.054cm" svg:y="7.71cm">
          <draw:text-box>
            <text:p text:style-name="P2">Se divide en submódulos descriptos en otro gráfico </text:p>
          </draw:text-box>
        </draw:frame>
        <draw:line draw:style-name="gr4" draw:text-style-name="P3" draw:layer="layout" svg:x1="5.5cm" svg:y1="8cm" svg:x2="6.7cm" svg:y2="8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8-06T15:38:19</meta:creation-date>
    <dc:date>2007-11-23T15:16:21</dc:date>
    <dc:language>es-AR</dc:language>
    <meta:editing-cycles>28</meta:editing-cycles>
    <meta:editing-duration>PT4H2M47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